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7313in"/>
    </style:style>
    <style:style style:name="Table1.D" style:family="table-column">
      <style:table-column-properties style:column-width="1.7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0ff6" officeooo:paragraph-rsid="0012ddce"/>
    </style:style>
    <style:style style:name="P2" style:family="paragraph" style:parent-style-name="Standard">
      <style:text-properties fo:font-size="12pt" fo:font-weight="normal" officeooo:rsid="0013ff4a" officeooo:paragraph-rsid="0013ff4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44c10" officeooo:paragraph-rsid="00144c10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3pt" fo:font-weight="bold" officeooo:rsid="00100ff6" officeooo:paragraph-rsid="0012ddce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00ff6" officeooo:paragraph-rsid="0013ff4a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rsid="00120ca3" officeooo:paragraph-rsid="0012ddce"/>
    </style:style>
    <style:style style:name="P7" style:family="paragraph" style:parent-style-name="Standard">
      <style:text-properties officeooo:paragraph-rsid="0012ddce"/>
    </style:style>
    <style:style style:name="P8" style:family="paragraph" style:parent-style-name="Standard">
      <style:text-properties officeooo:rsid="0012ddce" officeooo:paragraph-rsid="0012ddce"/>
    </style:style>
    <style:style style:name="P9" style:family="paragraph" style:parent-style-name="Standard" style:list-style-name="L3">
      <style:text-properties officeooo:rsid="0012ddce" officeooo:paragraph-rsid="0012ddce"/>
    </style:style>
    <style:style style:name="P10" style:family="paragraph" style:parent-style-name="Standard">
      <style:text-properties officeooo:rsid="0013ff4a" officeooo:paragraph-rsid="0013ff4a"/>
    </style:style>
    <style:style style:name="P11" style:family="paragraph" style:parent-style-name="Standard">
      <style:text-properties style:font-name="Sahadeva" fo:font-size="12pt" style:text-underline-style="none" fo:font-weight="normal" officeooo:rsid="00144c10" officeooo:paragraph-rsid="00144c10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ahadeva" fo:font-size="12pt" style:text-underline-style="none" fo:font-weight="normal" officeooo:rsid="0013ff4a" officeooo:paragraph-rsid="00144c10" style:font-size-asian="10.5pt" style:font-weight-asian="normal" style:font-size-complex="12pt" style:font-weight-complex="normal"/>
    </style:style>
    <style:style style:name="P13" style:family="paragraph" style:parent-style-name="Table_20_Contents">
      <style:text-properties officeooo:paragraph-rsid="0012ddce"/>
    </style:style>
    <style:style style:name="T1" style:family="text">
      <style:text-properties officeooo:rsid="00120ca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0ca3" style:font-style-asian="italic" style:font-style-complex="italic"/>
    </style:style>
    <style:style style:name="T4" style:family="text">
      <style:text-properties fo:font-style="italic" officeooo:rsid="0012ddce" style:font-style-asian="italic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officeooo:rsid="00120ca3" style:font-size-asian="13pt" style:font-style-asian="italic" style:font-size-complex="13pt" style:font-style-complex="italic"/>
    </style:style>
    <style:style style:name="T7" style:family="text">
      <style:text-properties style:text-position="sub 58%" fo:font-size="13pt" fo:font-style="italic" officeooo:rsid="00120ca3" style:font-size-asian="13pt" style:font-style-asian="italic" style:font-size-complex="13pt" style:font-style-complex="italic"/>
    </style:style>
    <style:style style:name="T8" style:family="text">
      <style:text-properties officeooo:rsid="0012ddce"/>
    </style:style>
    <style:style style:name="T9" style:family="text">
      <style:text-properties officeooo:rsid="0013ff4a"/>
    </style:style>
    <style:style style:name="T10" style:family="text">
      <style:text-properties officeooo:rsid="00144c10"/>
    </style:style>
    <style:style style:name="T11" style:family="text">
      <style:text-properties style:font-name="Sahadeva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Sahadeva" fo:font-size="12pt" fo:font-weight="normal" officeooo:rsid="00144c10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 9.2 (a)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s text:c="15"/><text:span text:style-name="T6">i , i</text:span></text:p>
          </table:table-cell>
          <table:table-cell table:style-name="Table1.A1" office:value-type="string">
            <text:p text:style-name="P13"><text:s text:c="12"/><text:span text:style-name="T1">1 </text:span></text:p>
          </table:table-cell>
          <table:table-cell table:style-name="Table1.A1" office:value-type="string">
            <text:p text:style-name="P13"><text:s text:c="13"/><text:span text:style-name="T1">2 </text:span></text:p>
          </table:table-cell>
          <table:table-cell table:style-name="Table1.D1" office:value-type="string">
            <text:p text:style-name="P13"><text:s text:c="13"/><text:span text:style-name="T1">3</text:span></text:p>
          </table:table-cell>
        </table:table-row>
        <table:table-row>
          <table:table-cell table:style-name="Table1.A2" office:value-type="string">
            <text:p text:style-name="P13"><text:s text:c="13"/><text:span text:style-name="T2"><text:s text:c="3"/></text:span><text:span text:style-name="T6">S</text:span><text:span text:style-name="T7">i</text:span></text:p>
          </table:table-cell>
          <table:table-cell table:style-name="Table1.A2" office:value-type="string">
            <text:p text:style-name="P13"><text:s text:c="12"/><text:span text:style-name="T1">0 </text:span></text:p>
          </table:table-cell>
          <table:table-cell table:style-name="Table1.A2" office:value-type="string">
            <text:p text:style-name="P13"><text:s text:c="13"/><text:span text:style-name="T1">2</text:span></text:p>
          </table:table-cell>
          <table:table-cell table:style-name="Table1.D2" office:value-type="string">
            <text:p text:style-name="P13"><text:s text:c="13"/><text:span text:style-name="T1">3</text:span></text:p>
          </table:table-cell>
        </table:table-row>
        <table:table-row>
          <table:table-cell table:style-name="Table1.A2" office:value-type="string">
            <text:p text:style-name="P13"><text:s text:c="16"/><text:span text:style-name="T6">f</text:span><text:span text:style-name="T7">i</text:span></text:p>
          </table:table-cell>
          <table:table-cell table:style-name="Table1.A2" office:value-type="string">
            <text:p text:style-name="P13"><text:s text:c="12"/><text:span text:style-name="T1">3</text:span></text:p>
          </table:table-cell>
          <table:table-cell table:style-name="Table1.A2" office:value-type="string">
            <text:p text:style-name="P13"><text:s text:c="13"/><text:span text:style-name="T1">4</text:span></text:p>
          </table:table-cell>
          <table:table-cell table:style-name="Table1.D2" office:value-type="string">
            <text:p text:style-name="P13"><text:s text:c="13"/><text:span text:style-name="T1">6</text:span></text:p>
          </table:table-cell>
        </table:table-row>
        <table:table-row>
          <table:table-cell table:style-name="Table1.A2" office:value-type="string">
            <text:p text:style-name="P13"><text:s text:c="11"/><text:span text:style-name="T3">duration</text:span></text:p>
          </table:table-cell>
          <table:table-cell table:style-name="Table1.A2" office:value-type="string">
            <text:p text:style-name="P13"><text:s text:c="12"/><text:span text:style-name="T1">3</text:span></text:p>
          </table:table-cell>
          <table:table-cell table:style-name="Table1.A2" office:value-type="string">
            <text:p text:style-name="P13"><text:s text:c="13"/><text:span text:style-name="T1">2</text:span></text:p>
          </table:table-cell>
          <table:table-cell table:style-name="Table1.D2" office:value-type="string">
            <text:p text:style-name="P13"><text:s text:c="13"/><text:span text:style-name="T1">3</text:span></text:p>
          </table:table-cell>
        </table:table-row>
      </table:table>
      <text:p text:style-name="P7"/>
      <text:p text:style-name="P7"/>
      <text:p text:style-name="P6">This approach selects just <text:span text:style-name="T4">i2</text:span><text:span text:style-name="T8">, but the optimal solution selects </text:span><text:span text:style-name="T4">i1, i3</text:span></text:p>
      <text:p text:style-name="P1"/>
      <text:p text:style-name="P8"><text:span text:style-name="T5">Also;</text:span> </text:p>
      <text:p text:style-name="P8"/>
      <text:p text:style-name="P8">Say (<text:span text:style-name="T2">n-1</text:span>) disjoint low-duration intervals that overlap throughout (<text:span text:style-name="T2">n</text:span>) will result to higher duration intervals.</text:p>
      <text:p text:style-name="P8"/>
      <text:p text:style-name="P8"><text:tab/>|===| <text:s text:c="29"/>1</text:p>
      <text:p text:style-name="P8"><text:tab/> <text:s text:c="6"/>|===| <text:s text:c="22"/>2</text:p>
      <text:p text:style-name="P8">|=====|<text:tab/> <text:s text:c="26"/>*<text:tab/></text:p>
      <text:p text:style-name="P8"><text:tab/>|====| <text:s text:c="27"/>*</text:p>
      <text:p text:style-name="P1"><text:tab/> <text:s text:c="9"/><text:span text:style-name="T8">|======| <text:s text:c="13"/>*</text:span></text:p>
      <text:p text:style-name="P1"/>
      <text:list xml:id="list2178787326" text:style-name="L3">
        <text:list-item>
          <text:p text:style-name="P9">In those 5 tasks listed above, the optimal set of activities are those labeled (*).</text:p>
        </text:list-item>
        <text:list-item>
          <text:p text:style-name="P9">The ones with the least duration are obviously the (1) &amp; (2), but this technique selects only two in this example instead of the optimal three.</text:p>
        </text:list-item>
      </text:list>
      <text:p text:style-name="P1"/>
      <text:p text:style-name="P8">With that said, a greedy algorithm for the activity-selection that makes greedy choice of selecting the activity with the shortest duration may fail.</text:p>
      <text:p text:style-name="P8"/>
      <text:p text:style-name="P8">Reference: http://mypathtothe4.blogspot.com/2013/03/greedy-algorithms-activity-selection.html</text:p>
      <text:p text:style-name="P1"/>
      <text:p text:style-name="P10"/>
      <text:p text:style-name="P5">Problem 9.2 (<text:span text:style-name="T9">b</text:span>)</text:p>
      <text:p text:style-name="P5"/>
      <text:p text:style-name="P2">Another solution except the one that we have to sort and then select the activity would be an implementation of brute-force; by which I mean first select and then check if it fits with the requirements, if not try with next element and so on. </text:p>
      <text:p text:style-name="P2"/>
      <text:p text:style-name="P3">Pseudocode:</text:p>
      <text:p text:style-name="P3"/>
      <text:p text:style-name="P11">i = 0</text:p>
      <text:p text:style-name="P11">for j in range size // where size is the number of activities</text:p>
      <text:p text:style-name="P12"><text:tab/><text:span text:style-name="T10">if finish[j] &gt;= start[] </text:span></text:p>
      <text:p text:style-name="P12"><text:span text:style-name="T10">// If finish time is greater then the starting time of previous activity </text:span><text:s/></text:p>
      <text:p text:style-name="P10"><text:span text:style-name="T11"><text:tab/><text:tab/></text:span><text:span text:style-name="T12">i = j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20:42:19.579650628</meta:creation-date>
    <dc:date>2019-05-01T22:28:01.850048560</dc:date>
    <meta:editing-duration>PT56S</meta:editing-duration>
    <meta:editing-cycles>1</meta:editing-cycles>
    <meta:document-statistic meta:table-count="1" meta:image-count="0" meta:object-count="0" meta:page-count="1" meta:paragraph-count="37" meta:word-count="212" meta:character-count="1536" meta:non-whitespace-character-count="1002"/>
    <meta:generator>LibreOffice/6.1.5.2$Linux_X86_64 LibreOffice_project/10$Build-2</meta:generator>
  </office:meta>
</office:document-meta>
</file>